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6.4858in" svg:height="4.2071in" svg:x="0.1626in" svg:y="4.1272in">
            <draw:object draw:notify-on-update-of-ranges="Planilha1.A1:Planilha1.A2 Planilha1.A3:Planilha1.A18 Planilha1.B1:Planilha1.B2 Planilha1.B3:Planilha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4354in" svg:y="4.2335in">
            <draw:object draw:notify-on-update-of-ranges="Planilha1.D1:Planilha1.D2 Planilha1.D3:Planilha1.D18 Planilha1.E1:Planilha1.E2 Planilha1.E3:Planilha1.E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12.5638in" svg:y="4.1197in">
            <draw:object draw:notify-on-update-of-ranges="Planilha1.G1:Planilha1.G2 Planilha1.G3:Planilha1.G18 Planilha1.H1:Planilha1.H2 Planilha1.H3:Planilha1.H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49in" svg:x="11.3713in" svg:y="0.0732in">
            <draw:object draw:notify-on-update-of-ranges="Planilha1.J1:Planilha1.J2 Planilha1.J3:Planilha1.J19 Planilha1.K1:Planilha1.K2 Planilha1.K3:Planilha1.K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Geração Chave</text:p>
          </table:table-cell>
          <table:table-cell table:style-name="ce2"/>
          <table:table-cell/>
          <table:table-cell office:value-type="string" calcext:value-type="string">
            <text:p>Criptografia</text:p>
          </table:table-cell>
          <table:table-cell table:style-name="ce2"/>
          <table:table-cell/>
          <table:table-cell office:value-type="string" calcext:value-type="string">
            <text:p>Descriptografia</text:p>
          </table:table-cell>
          <table:table-cell table:style-name="ce2"/>
          <table:table-cell/>
          <table:table-cell office:value-type="string" calcext:value-type="string">
            <text:p>Quebra de chave</text:p>
          </table:table-cell>
          <table:table-cell table:style-name="ce2"/>
        </table:table-row>
        <table:table-row table:style-name="ro2">
          <table:table-cell office:value-type="string" calcext:value-type="string">
            <text:p>tamanho(bits)</text:p>
          </table:table-cell>
          <table:table-cell office:value-type="string" calcext:value-type="string">
            <text:p>tempo (s)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(bits)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amanho (bits)</text:p>
          </table:table-cell>
          <table:table-cell office:value-type="string" calcext:value-type="string">
            <text:p>tempo (s)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6" calcext:value-type="float">
            <text:p>0.06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5" calcext:value-type="float">
            <text:p>0.05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" calcext:value-type="float">
            <text:p>0.24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3" calcext:value-type="float">
            <text:p>0.13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0.14" calcext:value-type="float">
            <text:p>0.1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3" calcext:value-type="float">
            <text:p>0.23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6" calcext:value-type="float">
            <text:p>0.56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03" calcext:value-type="float">
            <text:p>1.03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.17" calcext:value-type="float">
            <text:p>3.17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.73" calcext:value-type="float">
            <text:p>5.73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.17" calcext:value-type="float">
            <text:p>34.17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.07" calcext:value-type="float">
            <text:p>12.07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2.28" calcext:value-type="float">
            <text:p>82.28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8.2" calcext:value-type="float">
            <text:p>68.2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60.27" calcext:value-type="float">
            <text:p>560.27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3.99" calcext:value-type="float">
            <text:p>583.99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4" calcext:value-type="float">
            <text:p>24</text:p>
          </table:table-cell>
          <table:table-cell office:value-type="float" office:value="1454.96" calcext:value-type="float">
            <text:p>1454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2:43:52.937683906</meta:creation-date>
    <dc:date>2022-07-16T20:57:00.421421543</dc:date>
    <meta:editing-duration>PT5H1M24S</meta:editing-duration>
    <meta:editing-cycles>1</meta:editing-cycles>
    <meta:document-statistic meta:table-count="1" meta:cell-count="142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75cm" svg:height="10.687cm" xlink:href=".." xlink:type="simple" chart:class="chart:scatter" chart:style-name="ch1">
        <chart:title svg:x="6.302cm" svg:y="0.349cm" chart:style-name="ch2">
          <text:p>Geração de Chave</text:p>
        </chart:title>
        <chart:legend chart:legend-position="end" svg:x="13.57cm" svg:y="5.044cm" style:legend-expansion="high" chart:style-name="ch3"/>
        <chart:plot-area chart:style-name="ch4" table:cell-range-address="Planilha1.A1:Planilha1.B18" chart:data-source-has-labels="row" svg:x="1.34cm" svg:y="1.341cm" svg:width="11.901cm" svg:height="8.152cm">
          <chartooo:coordinate-region svg:x="2.067cm" svg:y="1.341cm" svg:width="11.033cm" svg:height="6.898cm"/>
          <chart:axis chart:dimension="x" chart:name="primary-x" chart:style-name="ch5">
            <chart:title svg:x="6.241cm" svg:y="9.706cm" chart:style-name="ch6">
              <text:p>tamanho(bits)</text:p>
            </chart:title>
            <chart:grid chart:style-name="ch7" chart:class="major"/>
          </chart:axis>
          <chart:axis chart:dimension="y" chart:name="primary-y" chart:style-name="ch8">
            <chart:title svg:x="0.451cm" svg:y="6.109cm" chart:style-name="ch9">
              <text:p>tempo(s)</text:p>
            </chart:title>
            <chart:grid chart:style-name="ch7" chart:class="major"/>
          </chart:axis>
          <chart:series chart:style-name="ch10" chart:values-cell-range-address="Planilha1.B3:Planilha1.B18" chart:label-cell-address="Planilha1.B1:Planilha1.B2" chart:class="chart:scatter">
            <chart:domain table:cell-range-address="Planilha1.A3:Planilha1.A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B1:Planilh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A3:Planilha1.A18</svg:desc>
                </draw:g>
              </table:table-cell>
              <table:table-cell office:value-type="float" office:value="0.02">
                <text:p>0.02</text:p>
                <draw:g>
                  <svg:desc>Planilha1.B3:Planilha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96">
                <text:p>0.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66cm" svg:y="0.316cm" chart:style-name="ch2">
          <text:p>Criptografia</text:p>
        </chart:title>
        <chart:legend chart:legend-position="end" svg:x="13.597cm" svg:y="4.201cm" style:legend-expansion="high" chart:style-name="ch3"/>
        <chart:plot-area chart:style-name="ch4" table:cell-range-address="Planilha1.D1:Planilha1.E18" chart:data-source-has-labels="row" svg:x="1.331cm" svg:y="1.275cm" svg:width="11.946cm" svg:height="6.564cm">
          <chartooo:coordinate-region svg:x="2.243cm" svg:y="1.275cm" svg:width="10.893cm" svg:height="5.311cm"/>
          <chart:axis chart:dimension="x" chart:name="primary-x" chart:style-name="ch5">
            <chart:title svg:x="6.215cm" svg:y="8.019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5.289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E3:Planilha1.E18" chart:label-cell-address="Planilha1.E1:Planilha1.E2" chart:class="chart:scatter">
            <chart:domain table:cell-range-address="Planilha1.D3:Planilha1.D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E1:Planilha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D3:Planilha1.D18</svg:desc>
                </draw:g>
              </table:table-cell>
              <table:table-cell office:value-type="float" office:value="0.01">
                <text:p>0.01</text:p>
                <draw:g>
                  <svg:desc>Planilha1.E3:Planilha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6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408cm" svg:y="0.316cm" chart:style-name="ch2">
          <text:p>Descriptografia</text:p>
        </chart:title>
        <chart:legend chart:legend-position="end" svg:x="13.595cm" svg:y="4.203cm" style:legend-expansion="high" chart:style-name="ch3"/>
        <chart:plot-area chart:style-name="ch4" table:cell-range-address="Planilha1.G1:Planilha1.H18" chart:data-source-has-labels="row" svg:x="1.33cm" svg:y="1.275cm" svg:width="11.946cm" svg:height="6.569cm">
          <chartooo:coordinate-region svg:x="2.428cm" svg:y="1.275cm" svg:width="10.707cm" svg:height="5.316cm"/>
          <chart:axis chart:dimension="x" chart:name="primary-x" chart:style-name="ch5">
            <chart:title svg:x="6.214cm" svg:y="8.024cm" chart:style-name="ch6">
              <text:p>tamanho (bits)</text:p>
            </chart:title>
            <chart:grid chart:style-name="ch7" chart:class="major"/>
          </chart:axis>
          <chart:axis chart:dimension="y" chart:name="primary-y" chart:style-name="ch8">
            <chart:title svg:x="0.451cm" svg:y="5.291cm" chart:style-name="ch9">
              <text:p>tempo (s)</text:p>
            </chart:title>
            <chart:grid chart:style-name="ch7" chart:class="major"/>
          </chart:axis>
          <chart:series chart:style-name="ch10" chart:values-cell-range-address="Planilha1.H3:Planilha1.H18" chart:label-cell-address="Planilha1.H1:Planilha1.H2" chart:class="chart:scatter">
            <chart:domain table:cell-range-address="Planilha1.G3:Planilha1.G18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tempo</text:p>
                <text:list>
                  <text:list-item>
                    <text:p/>
                  </text:list-item>
                  <text:list-item>
                    <text:p>tempo</text:p>
                  </text:list-item>
                </text:list>
                <draw:g>
                  <svg:desc>Planilha1.H1:Planilha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">
                <text:p>64</text:p>
                <draw:g>
                  <svg:desc>Planilha1.G3:Planilha1.G18</svg:desc>
                </draw:g>
              </table:table-cell>
              <table:table-cell office:value-type="float" office:value="0.01">
                <text:p>0.01</text:p>
                <draw:g>
                  <svg:desc>Planilha1.H3:Planilha1.H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2">
                <text:p>1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4">
                <text:p>3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76">
                <text:p>5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0">
                <text:p>64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4">
                <text:p>7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8">
                <text:p>7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2">
                <text:p>83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60">
                <text:p>96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4">
                <text:p>102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746cm" svg:y="0.316cm" chart:style-name="ch2">
          <text:p>Quebra por Fatoração</text:p>
        </chart:title>
        <chart:legend chart:legend-position="end" svg:x="13.093cm" svg:y="4.203cm" style:legend-expansion="high" chart:style-name="ch3"/>
        <chart:plot-area chart:style-name="ch4" table:cell-range-address="Planilha1.J1:Planilha1.K19" chart:data-source-has-labels="row" svg:x="1.33cm" svg:y="1.275cm" svg:width="11.444cm" svg:height="6.569cm">
          <chartooo:coordinate-region svg:x="2.137cm" svg:y="1.474cm" svg:width="10.265cm" svg:height="5.723cm"/>
          <chart:axis chart:dimension="x" chart:name="primary-x" chart:style-name="ch5">
            <chart:title svg:x="6.743cm" svg:y="8.024cm" chart:style-name="ch6">
              <text:p>bits</text:p>
            </chart:title>
          </chart:axis>
          <chart:axis chart:dimension="y" chart:name="primary-y" chart:style-name="ch5">
            <chart:title svg:x="0.451cm" svg:y="5.291cm" chart:style-name="ch7">
              <text:p>tempo (s)</text:p>
            </chart:title>
            <chart:grid chart:style-name="ch8" chart:class="major"/>
          </chart:axis>
          <chart:series chart:style-name="ch9" chart:values-cell-range-address="Planilha1.K3:Planilha1.K19" chart:label-cell-address="Planilha1.K1:Planilha1.K2" chart:class="chart:scatter">
            <chart:domain table:cell-range-address="Planilha1.J3:Planilha1.J19"/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J</text:p>
              </table:table-cell>
              <table:table-cell office:value-type="string">
                <text:p>tempo (s)</text:p>
                <text:list>
                  <text:list-item>
                    <text:p/>
                  </text:list-item>
                  <text:list-item>
                    <text:p>tempo (s)</text:p>
                  </text:list-item>
                </text:list>
                <draw:g>
                  <svg:desc>Planilha1.K1:Planilha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Planilha1.J3:Planilha1.J19</svg:desc>
                </draw:g>
              </table:table-cell>
              <table:table-cell office:value-type="float" office:value="0.06">
                <text:p>0.06</text:p>
                <draw:g>
                  <svg:desc>Planilha1.K3:Planilha1.K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5.73">
                <text:p>5.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82.28">
                <text:p>82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560.27">
                <text:p>56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583.99">
                <text:p>583.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54.96">
                <text:p>1454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